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1ef14" officeooo:paragraph-rsid="0031ef14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31ef14" officeooo:paragraph-rsid="0031ef1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tyle="italic" officeooo:rsid="0031ef14" officeooo:paragraph-rsid="0031ef14" style:font-style-asian="italic" style:font-style-complex="italic"/>
    </style:style>
    <style:style style:name="P4" style:family="paragraph" style:parent-style-name="Footer">
      <style:text-properties officeooo:rsid="0031ef14" officeooo:paragraph-rsid="0031ef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deks króla Ur-Nammy</text:p>
      <text:p text:style-name="P2"/>
      <text:p text:style-name="P3">Kiedy An i Enlil przekazali królestwo Ur [bogowi] Nannie, w tym czasie Ur-</text:p>
      <text:p text:style-name="P3">Namma, syn zrodzony z Ninsun, dla swojej ukochanej matki, która go poczęła,</text:p>
      <text:p text:style-name="P3">zgodnie z jego zasadami prawdy i sprawiedliwości...</text:p>
      <text:p text:style-name="P3">Potem Ur-Namma, potężny wojownik, król Ur, król Sumeru i Akadu, za sprawą</text:p>
      <text:p text:style-name="P3">Nanny, władcy miasta i zgodnie z prawdziwym słowem Utu, ustanowił</text:p>
      <text:p text:style-name="P3">sprawiedliwość na ziemi; wyrzucił złorzeczenia, przemoc i spory, a miesięczne</text:p>
      <text:p text:style-name="P3">wydatki Świątyni ustalił na 90 gur jęczmienia, 30 owiec i 30 sila masła. Stworzył</text:p>
      <text:p text:style-name="P3">brązową miarę sila, ustandaryzował wagę jednej miny i znormalizował ciężar</text:p>
      <text:p text:style-name="P3">szekla srebra w stosunku do jednej miny ... Sierota nie została wydana</text:p>
      <text:p text:style-name="P3">bogaczowi; wdowa nie została wydana potężnemu człowiekowi; człowiek</text:p>
      <text:p text:style-name="P3">jednego szekla nie został wydany człowiekowi jednej miny.</text:p>
      <text:p text:style-name="P3"/>
      <text:p text:style-name="P3"/>
      <text:p text:style-name="P3">§ 1. Jeśli ktoś popełnił morderstwo zostanie zabity</text:p>
      <text:p text:style-name="P3">§ 2. Jeśli ktoś dokonał rozboju zostanie zabity</text:p>
      <text:p text:style-name="P3">§ 3. Jeśli ktoś niesłusznie pozbawił kogoś wolności i tamten musiał siedzeić w</text:p>
      <text:p text:style-name="P3">więzieniu, zapłaci 15 szekli srebra</text:p>
      <text:p text:style-name="P3">§ 4. Jeśli niewolnik/niewolnica poślubi niewolnicę/niewolnika i zostanie</text:p>
      <text:p text:style-name="P3">uwolniony/uwolniona, nie zostawi jej</text:p>
      <text:p text:style-name="P3">§ 5. Jeśli osoba niewolna poślubi wolną osobę, ma oddać pierworodnego syna</text:p>
      <text:p text:style-name="P3">swojemu panu</text:p>
      <text:p text:style-name="P3">§ 6. Jeśli ktoś kobietę zamężną której małżeństwo nie zostało jeszcze</text:p>
      <text:p text:style-name="P3">skonsumowane, używając przemocy, pozbawił dziewictwa, zostanie zabity</text:p>
      <text:p text:style-name="P3">§ 7. Jeśli żona podąży za innym mężczyzną, a on z nią będzie spał, zostanie</text:p>
      <text:p text:style-name="P3">zabita, ale ten mężczyzna będzie wolny</text:p>
      <text:p text:style-name="P3">§ 8. Jeśli ktoś niewolnicę innego człowieka pozbawi dziewictwa siłą, zapłaci 5</text:p>
      <text:p text:style-name="P3">szekli srebra</text:p>
      <text:p text:style-name="P3">§ 9 Jeśli mężczyzna rozwiedzie się ze swoją pierwszą żoną, zapłaci jej 60 szekli</text:p>
      <text:p text:style-name="P3">srebra</text:p>
      <text:p text:style-name="P3">§ 10 Jeśli mężczyzna rozwiedzie się z byłą wdową, zapłaci jej 60 szekli srebra</text:p>
      <text:p text:style-name="P3">§ 11 Jeśli mężczyzna współżył z wdową bez umowy małżeńskiej, nie musi jej</text:p>
      <text:p text:style-name="P3">płacić srebra</text:p>
      <text:p text:style-name="P3">§ 12 [...]</text:p>
      <text:p text:style-name="P3">§ 13 Jeśli ktoś zostanie oskarżony o czary musi przejść próbę wody; gdy okaże</text:p>
      <text:p text:style-name="P3">się niewinny, oskarżyciel musi zapłacić 3 szekle</text:p>
      <text:p text:style-name="P3">§ 14 Jeśli mężczyzna oskarżył żonę o cudzołóstwo, a próba wody udowodniła jej</text:p>
      <text:p text:style-name="P3">niewinność, to człowiek, który ją oskarżył, musi zapłacić jedną trzecią miny</text:p>
      <text:p text:style-name="P3">srebra</text:p>
      <text:p text:style-name="P3">§ 15 Jeśli [tekst nieczytelny ...], zważy i dostarczy mu 2 szekle srebra.</text:p>
      <text:p text:style-name="P3">v1.0.0§ 16 Jeśli przyszły zięć wchodzi do domu swojego przyszłego teścia, ale jego</text:p>
      <text:p text:style-name="P3">teść oddał później córkę innemu mężczyźnie, teść musi zwrócić odrzuconemu</text:p>
      <text:p text:style-name="P3">zięciowi podwójną wartość prezentów ślubnych, które przyniósł</text:p>
      <text:p text:style-name="P3">§ 17 Jeśli niewolnik zbiegnie z miasta i ktoś go przyprowadzi, to właściciel musi</text:p>
      <text:p text:style-name="P3">zapłacić mu 2 szekle</text:p>
      <text:p text:style-name="P3">§ 18 Jeśli człowiek wybije oko drugiemu, odważy pół miny srebra (wersja 1)</text:p>
      <text:p text:style-name="P3">§ 18 Jeśli ktoś złamie kość goleni innej osoby za pomocą broni kijowej, zapłaci</text:p>
      <text:p text:style-name="P3">60 szekli srebra (wersja 2)</text:p>
      <text:p text:style-name="P3"><text:soft-page-break/>§ 19 Jeśli ktoś odciął stopę innego człowieka, ma zapłacić 10 szekli</text:p>
      <text:p text:style-name="P3">§ 20 Jeżeli ktoś w trakcie bójki roztrzaskał kończynę drugiego człowieka pałką,</text:p>
      <text:p text:style-name="P3">zapłaci 1 minę srebra.</text:p>
      <text:p text:style-name="P3">§ 21 Jeśli ktoś odciął nos innemu człowiekowi miedzianym nożem, musi zapłacić</text:p>
      <text:p text:style-name="P3">dwie trzecie miny srebra</text:p>
      <text:p text:style-name="P3">§ 22 Jeśli ktoś wybił ząb drugiemu człowiekowi, zapłaci 2 szekle srebra</text:p>
      <text:p text:style-name="P3">§ 24 [tekst nieczytelny ...] Jeśli nie ma niewolnika, ma zapłacić 10 szekli srebra.</text:p>
      <text:p text:style-name="P3">Jeśli nie ma srebra, ma dać inną rzecz, która do niego należy.</text:p>
      <text:p text:style-name="P3">§ 25 Jeśli niewolnica, porównując się do kochanki swego Pana, mówi do niej</text:p>
      <text:p text:style-name="P3">bezczelnie, jej usta zostaną wyszorowane solą.</text:p>
      <text:p text:style-name="P3">§ 26 Jeśli niewolnica uderzy kogoś powołując się na upoważnienie swojej</text:p>
      <text:p text:style-name="P3">kochanki [...]</text:p>
      <text:p text:style-name="P3">§ 27 Jeśli ktoś umrze i jego małżonka zamieszka z ojcem, może zabrać ze sobą</text:p>
      <text:p text:style-name="P3">niewolników, których odziedziczyła oraz prezenty ślubne</text:p>
      <text:p text:style-name="P3">§ 28 Jeśli ktoś będąc świadkiem dopuści się krzywoprzysięstwa, musi zapłacić</text:p>
      <text:p text:style-name="P3">15 szekli srebra</text:p>
      <text:p text:style-name="P3">§ 29 Jeśli ktoś pojawia się jako świadek, ale wycofuje przysięgę, musi dokonać</text:p>
      <text:p text:style-name="P3">zapłaty w wysokości wartości sporu w sprawie</text:p>
      <text:p text:style-name="P3">§ 30 Jeśli ktoś podstępnie uprawia pole kogoś innego i zgłosi skargę, należy to</text:p>
      <text:p text:style-name="P3">odrzucić, a ten straci wydatki</text:p>
      <text:p text:style-name="P3">§ 31 Jeżeli ktoś zatopił pole kogoś innego, odmierzy 3 kur jęczmienia na iku</text:p>
      <text:p text:style-name="P3">pola</text:p>
      <text:p text:style-name="P3">§ 32 Jeśli ktoś dał pole uprawne innemu człowiekowi do uprawy, ale ten go nie</text:p>
      <text:p text:style-name="P3">uprawiał, zamieniając w pustkowie, odmierzy trzy kur jęczmienia na iku pol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31ef14" officeooo:paragraph-rsid="0031ef1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1.0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0:48:26.834481575</meta:creation-date>
    <dc:date>2019-12-22T17:01:16.578213929</dc:date>
    <meta:editing-duration>PT8H48M2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71" meta:word-count="648" meta:character-count="4029" meta:non-whitespace-character-count="3452"/>
  </office:meta>
</office:document-meta>
</file>